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como_eu_tomo_decisoes_importantes_na_minha_vida">
            <text:p>como_eu_tomo_decisoes_importantes_na_minha_vida</text:p>
          </table:table-cell>
          <table:table-cell table:style-name="pd1" office:value-type="string" office:string-value="tenho_facilidade_quando">
            <text:p>tenho_facilidade_quando</text:p>
          </table:table-cell>
          <table:table-cell table:style-name="pd1" office:value-type="string" office:string-value="o_que_eu_percebo_primeiro_em_um_ambiente_novo">
            <text:p>o_que_eu_percebo_primeiro_em_um_ambiente_novo</text:p>
          </table:table-cell>
          <table:table-cell table:style-name="pd1" office:value-type="string" office:string-value="se_vou_a_um_supermercado...">
            <text:p>se_vou_a_um_supermercado...</text:p>
          </table:table-cell>
          <table:table-cell table:style-name="pd1" office:value-type="string" office:string-value="se_eu_for_passar_ferias_em_uma_ilha_deserta_com_certeza_terei_comigo">
            <text:p>se_eu_for_passar_ferias_em_uma_ilha_deserta_com_certeza_terei_comigo</text:p>
          </table:table-cell>
        </table:table-row>
        <table:table-row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float" office:value="14.0">
            <text:p>14.0</text:p>
          </table:table-cell>
          <table:table-cell office:value-type="float" office:value="13.0">
            <text:p>13.0</text:p>
          </table:table-cell>
          <table:table-cell office:value-type="float" office:value="2.0">
            <text:p>2.0</text:p>
          </table:table-cell>
        </table:table-row>
        <table:table-row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</table:table-row>
        <table:table-row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12.0">
            <text:p>12.0</text:p>
          </table:table-cell>
        </table:table-row>
        <table:table-row>
          <table:table-cell office:value-type="float" office:value="15.0">
            <text:p>15.0</text:p>
          </table:table-cell>
          <table:table-cell office:value-type="float" office:value="12.0">
            <text:p>12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18.0">
            <text:p>18.0</text:p>
          </table:table-cell>
        </table:table-row>
        <table:table-row>
          <table:table-cell office:value-type="float" office:value="3.0">
            <text:p>3.0</text:p>
          </table:table-cell>
          <table:table-cell office:value-type="float" office:value="11.0">
            <text:p>11.0</text:p>
          </table:table-cell>
          <table:table-cell office:value-type="float" office:value="14.0">
            <text:p>14.0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3.0">
            <text:p>13.0</text:p>
          </table:table-cell>
        </table:table-row>
        <table:table-row>
          <table:table-cell office:value-type="float" office:value="4.0">
            <text:p>4.0</text:p>
          </table:table-cell>
          <table:table-cell office:value-type="float" office:value="15.0">
            <text:p>15.0</text:p>
          </table:table-cell>
          <table:table-cell office:value-type="float" office:value="14.0">
            <text:p>14.0</text:p>
          </table:table-cell>
          <table:table-cell office:value-type="float" office:value="8.0">
            <text:p>8.0</text:p>
          </table:table-cell>
          <table:table-cell office:value-type="float" office:value="7.0">
            <text:p>7.0</text:p>
          </table:table-cell>
        </table:table-row>
        <table:table-row>
          <table:table-cell office:value-type="float" office:value="15.0">
            <text:p>15.0</text:p>
          </table:table-cell>
          <table:table-cell office:value-type="float" office:value="13.0">
            <text:p>13.0</text:p>
          </table:table-cell>
          <table:table-cell office:value-type="float" office:value="16.0">
            <text:p>16.0</text:p>
          </table:table-cell>
          <table:table-cell office:value-type="float" office:value="5.0">
            <text:p>5.0</text:p>
          </table:table-cell>
          <table:table-cell office:value-type="float" office:value="10.0">
            <text:p>10.0</text:p>
          </table:table-cell>
        </table:table-row>
        <table:table-row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16.0">
            <text:p>16.0</text:p>
          </table:table-cell>
        </table:table-row>
        <table:table-row>
          <table:table-cell office:value-type="float" office:value="8.0">
            <text:p>8.0</text:p>
          </table:table-cell>
          <table:table-cell office:value-type="float" office:value="14.0">
            <text:p>14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8.0">
            <text:p>8.0</text:p>
          </table:table-cell>
        </table:table-row>
        <table:table-row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12.0">
            <text:p>12.0</text:p>
          </table:table-cell>
        </table:table-row>
        <table:table-row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</table:table-row>
        <table:table-row>
          <table:table-cell office:value-type="float" office:value="12.0">
            <text:p>12.0</text:p>
          </table:table-cell>
          <table:table-cell office:value-type="float" office:value="16.0">
            <text:p>16.0</text:p>
          </table:table-cell>
          <table:table-cell office:value-type="float" office:value="2.0">
            <text:p>2.0</text:p>
          </table:table-cell>
          <table:table-cell office:value-type="float" office:value="14.0">
            <text:p>14.0</text:p>
          </table:table-cell>
          <table:table-cell office:value-type="float" office:value="15.0">
            <text:p>15.0</text:p>
          </table:table-cell>
        </table:table-row>
        <table:table-row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16.0">
            <text:p>16.0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</table:table-row>
        <table:table-row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18.0">
            <text:p>18.0</text:p>
          </table:table-cell>
        </table:table-row>
        <table:table-row>
          <table:table-cell office:value-type="float" office:value="11.0">
            <text:p>11.0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3.0">
            <text:p>13.0</text:p>
          </table:table-cell>
        </table:table-row>
        <table:table-row>
          <table:table-cell office:value-type="float" office:value="13.0">
            <text:p>13.0</text:p>
          </table:table-cell>
          <table:table-cell office:value-type="float" office:value="6.0">
            <text:p>6.0</text:p>
          </table:table-cell>
          <table:table-cell office:value-type="float" office:value="2.0">
            <text:p>2.0</text:p>
          </table:table-cell>
          <table:table-cell office:value-type="float" office:value="6.0">
            <text:p>6.0</text:p>
          </table:table-cell>
          <table:table-cell office:value-type="float" office:value="13.0">
            <text:p>13.0</text:p>
          </table:table-cell>
        </table:table-row>
        <table:table-row>
          <table:table-cell office:value-type="float" office:value="0.0">
            <text:p/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</table:table-row>
        <table:table-row>
          <table:table-cell office:value-type="float" office:value="8.0">
            <text:p>8.0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18.0">
            <text:p>18.0</text:p>
          </table:table-cell>
        </table:table-row>
        <table:table-row>
          <table:table-cell office:value-type="float" office:value="14.0">
            <text:p>14.0</text:p>
          </table:table-cell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6.0">
            <text:p>16.0</text:p>
          </table:table-cell>
        </table:table-row>
        <table:table-row>
          <table:table-cell office:value-type="float" office:value="11.0">
            <text:p>11.0</text:p>
          </table:table-cell>
          <table:table-cell office:value-type="float" office:value="14.0">
            <text:p>14.0</text:p>
          </table:table-cell>
          <table:table-cell office:value-type="float" office:value="16.0">
            <text:p>16.0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</table:table-row>
        <table:table-row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4.0">
            <text:p>14.0</text:p>
          </table:table-cell>
          <table:table-cell office:value-type="float" office:value="2.0">
            <text:p>2.0</text:p>
          </table:table-cell>
        </table:table-row>
        <table:table-row>
          <table:table-cell office:value-type="float" office:value="12.0">
            <text:p>12.0</text:p>
          </table:table-cell>
          <table:table-cell office:value-type="float" office:value="9.0">
            <text:p>9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</table:table-row>
        <table:table-row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4.0">
            <text:p>4.0</text:p>
          </table:table-cell>
        </table:table-row>
        <table:table-row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9.0">
            <text:p>9.0</text:p>
          </table:table-cell>
          <table:table-cell office:value-type="float" office:value="13.0">
            <text:p>13.0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16.0">
            <text:p>16.0</text:p>
          </table:table-cell>
        </table:table-row>
        <table:table-row>
          <table:table-cell office:value-type="float" office:value="15.0">
            <text:p>15.0</text:p>
          </table:table-cell>
          <table:table-cell office:value-type="float" office:value="7.0">
            <text:p>7.0</text:p>
          </table:table-cell>
          <table:table-cell office:value-type="float" office:value="16.0">
            <text:p>16.0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.0">
            <text:p>14.0</text:p>
          </table:table-cell>
          <table:table-cell office:value-type="float" office:value="8.0">
            <text:p>8.0</text:p>
          </table:table-cell>
          <table:table-cell office:value-type="float" office:value="14.0">
            <text:p>14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float" office:value="16.0">
            <text:p>16.0</text:p>
          </table:table-cell>
          <table:table-cell office:value-type="float" office:value="4.0">
            <text:p>4.0</text:p>
          </table:table-cell>
          <table:table-cell office:value-type="float" office:value="15.0">
            <text:p>15.0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15.0">
            <text:p>15.0</text:p>
          </table:table-cell>
          <table:table-cell office:value-type="float" office:value="4.0">
            <text:p>4.0</text:p>
          </table:table-cell>
        </table:table-row>
        <table:table-row>
          <table:table-cell office:value-type="float" office:value="12.0">
            <text:p>12.0</text:p>
          </table:table-cell>
          <table:table-cell office:value-type="float" office:value="2.0">
            <text:p>2.0</text:p>
          </table:table-cell>
          <table:table-cell office:value-type="float" office:value="16.0">
            <text:p>16.0</text:p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5.0">
            <text:p>15.0</text:p>
          </table:table-cell>
          <table:table-cell office:value-type="float" office:value="15.0">
            <text:p>15.0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</table:table-row>
        <table:table-row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  <table:table-cell office:value-type="float" office:value="11.0">
            <text:p>11.0</text:p>
          </table:table-cell>
          <table:table-cell office:value-type="float" office:value="13.0">
            <text:p>13.0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2.0">
            <text:p>12.0</text:p>
          </table:table-cell>
          <table:table-cell office:value-type="float" office:value="16.0">
            <text:p>16.0</text:p>
          </table:table-cell>
        </table:table-row>
        <table:table-row>
          <table:table-cell office:value-type="float" office:value="14.0">
            <text:p>14.0</text:p>
          </table:table-cell>
          <table:table-cell office:value-type="float" office:value="7.0">
            <text:p>7.0</text:p>
          </table:table-cell>
          <table:table-cell office:value-type="float" office:value="15.0">
            <text:p>15.0</text:p>
          </table:table-cell>
          <table:table-cell office:value-type="float" office:value="6.0">
            <text:p>6.0</text:p>
          </table:table-cell>
          <table:table-cell office:value-type="float" office:value="9.0">
            <text:p>9.0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</table:table-row>
        <table:table-row>
          <table:table-cell office:value-type="float" office:value="14.0">
            <text:p>14.0</text:p>
          </table:table-cell>
          <table:table-cell office:value-type="float" office:value="11.0">
            <text:p>11.0</text:p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</table:table-row>
        <table:table-row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</table:table-row>
        <table:table-row>
          <table:table-cell office:value-type="float" office:value="12.0">
            <text:p>12.0</text:p>
          </table:table-cell>
          <table:table-cell office:value-type="float" office:value="17.0">
            <text:p>17.0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19.0">
            <text:p>19.0</text:p>
          </table:table-cell>
        </table:table-row>
        <table:table-row>
          <table:table-cell office:value-type="float" office:value="9.0">
            <text:p>9.0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14.0">
            <text:p>14.0</text:p>
          </table:table-cell>
          <table:table-cell office:value-type="float" office:value="15.0">
            <text:p>15.0</text:p>
          </table:table-cell>
        </table:table-row>
        <table:table-row>
          <table:table-cell office:value-type="float" office:value="12.0">
            <text:p>12.0</text:p>
          </table:table-cell>
          <table:table-cell office:value-type="float" office:value="17.0">
            <text:p>17.0</text:p>
          </table:table-cell>
          <table:table-cell office:value-type="float" office:value="5.0">
            <text:p>5.0</text:p>
          </table:table-cell>
          <table:table-cell office:value-type="float" office:value="8.0">
            <text:p>8.0</text:p>
          </table:table-cell>
          <table:table-cell office:value-type="float" office:value="11.0">
            <text:p>11.0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10.0">
            <text:p>10.0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14.0">
            <text:p>14.0</text:p>
          </table:table-cell>
          <table:table-cell office:value-type="float" office:value="17.0">
            <text:p>17.0</text:p>
          </table:table-cell>
        </table:table-row>
        <table:table-row>
          <table:table-cell office:value-type="float" office:value="7.0">
            <text:p>7.0</text:p>
          </table:table-cell>
          <table:table-cell office:value-type="float" office:value="8.0">
            <text:p>8.0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</table:table-row>
        <table:table-row>
          <table:table-cell office:value-type="float" office:value="1.4902656078338623">
            <text:p>1.4902656078338623</text:p>
          </table:table-cell>
          <table:table-cell office:value-type="float" office:value="-16.147287368774414">
            <text:p>-16.147287368774414</text:p>
          </table:table-cell>
          <table:table-cell office:value-type="float" office:value="-1.2433549165725708">
            <text:p>-1.2433549165725708</text:p>
          </table:table-cell>
          <table:table-cell office:value-type="float" office:value="14.411783218383789">
            <text:p>14.411783218383789</text:p>
          </table:table-cell>
          <table:table-cell office:value-type="float" office:value="-0.26383084058761597">
            <text:p>-0.26383084058761597</text:p>
          </table:table-cell>
        </table:table-row>
        <table:table-row>
          <table:table-cell office:value-type="float" office:value="-5.260809898376465">
            <text:p>-5.260809898376465</text:p>
          </table:table-cell>
          <table:table-cell office:value-type="float" office:value="-8.739051818847656">
            <text:p>-8.739051818847656</text:p>
          </table:table-cell>
          <table:table-cell office:value-type="float" office:value="14.899712562561035">
            <text:p>14.899712562561035</text:p>
          </table:table-cell>
          <table:table-cell office:value-type="float" office:value="0.5082130432128906">
            <text:p>0.5082130432128906</text:p>
          </table:table-cell>
          <table:table-cell office:value-type="float" office:value="-16.848941802978516">
            <text:p>-16.848941802978516</text:p>
          </table:table-cell>
        </table:table-row>
        <table:table-row>
          <table:table-cell office:value-type="float" office:value="3.5508363246917725">
            <text:p>3.5508363246917725</text:p>
          </table:table-cell>
          <table:table-cell office:value-type="float" office:value="-10.791065216064453">
            <text:p>-10.791065216064453</text:p>
          </table:table-cell>
          <table:table-cell office:value-type="float" office:value="-8.98291301727295">
            <text:p>-8.98291301727295</text:p>
          </table:table-cell>
          <table:table-cell office:value-type="float" office:value="7.1537909507751465">
            <text:p>7.1537909507751465</text:p>
          </table:table-cell>
          <table:table-cell office:value-type="float" office:value="17.676799774169922">
            <text:p>17.676799774169922</text:p>
          </table:table-cell>
        </table:table-row>
        <table:table-row>
          <table:table-cell office:value-type="float" office:value="-13.317073822021484">
            <text:p>-13.317073822021484</text:p>
          </table:table-cell>
          <table:table-cell office:value-type="float" office:value="5.26666784286499">
            <text:p>5.26666784286499</text:p>
          </table:table-cell>
          <table:table-cell office:value-type="float" office:value="-2.991593360900879">
            <text:p>-2.991593360900879</text:p>
          </table:table-cell>
          <table:table-cell office:value-type="float" office:value="-1.0155407190322876">
            <text:p>-1.0155407190322876</text:p>
          </table:table-cell>
          <table:table-cell office:value-type="float" office:value="-17.161592483520508">
            <text:p>-17.161592483520508</text:p>
          </table:table-cell>
        </table:table-row>
        <table:table-row>
          <table:table-cell office:value-type="float" office:value="-9.51659107208252">
            <text:p>-9.51659107208252</text:p>
          </table:table-cell>
          <table:table-cell office:value-type="float" office:value="-9.73976993560791">
            <text:p>-9.73976993560791</text:p>
          </table:table-cell>
          <table:table-cell office:value-type="float" office:value="0.014586084522306919">
            <text:p>0.014586084522306919</text:p>
          </table:table-cell>
          <table:table-cell office:value-type="float" office:value="-1.2285339832305908">
            <text:p>-1.2285339832305908</text:p>
          </table:table-cell>
          <table:table-cell office:value-type="float" office:value="12.720096588134766">
            <text:p>12.720096588134766</text:p>
          </table:table-cell>
        </table:table-row>
        <table:table-row>
          <table:table-cell office:value-type="float" office:value="13.475905418395996">
            <text:p>13.475905418395996</text:p>
          </table:table-cell>
          <table:table-cell office:value-type="float" office:value="-16.875160217285156">
            <text:p>-16.875160217285156</text:p>
          </table:table-cell>
          <table:table-cell office:value-type="float" office:value="-15.275432586669922">
            <text:p>-15.275432586669922</text:p>
          </table:table-cell>
          <table:table-cell office:value-type="float" office:value="14.971916198730469">
            <text:p>14.971916198730469</text:p>
          </table:table-cell>
          <table:table-cell office:value-type="float" office:value="18.74258804321289">
            <text:p>18.74258804321289</text:p>
          </table:table-cell>
        </table:table-row>
        <table:table-row>
          <table:table-cell office:value-type="float" office:value="-12.160879135131836">
            <text:p>-12.160879135131836</text:p>
          </table:table-cell>
          <table:table-cell office:value-type="float" office:value="-14.488513946533203">
            <text:p>-14.488513946533203</text:p>
          </table:table-cell>
          <table:table-cell office:value-type="float" office:value="-11.54692554473877">
            <text:p>-11.54692554473877</text:p>
          </table:table-cell>
          <table:table-cell office:value-type="float" office:value="14.733381271362305">
            <text:p>14.733381271362305</text:p>
          </table:table-cell>
          <table:table-cell office:value-type="float" office:value="18.26782989501953">
            <text:p>18.26782989501953</text:p>
          </table:table-cell>
        </table:table-row>
        <table:table-row>
          <table:table-cell office:value-type="float" office:value="-14.253623962402344">
            <text:p>-14.253623962402344</text:p>
          </table:table-cell>
          <table:table-cell office:value-type="float" office:value="-0.8928802609443665">
            <text:p>-0.8928802609443665</text:p>
          </table:table-cell>
          <table:table-cell office:value-type="float" office:value="-9.971733093261719">
            <text:p>-9.971733093261719</text:p>
          </table:table-cell>
          <table:table-cell office:value-type="float" office:value="-14.493906021118164">
            <text:p>-14.493906021118164</text:p>
          </table:table-cell>
          <table:table-cell office:value-type="float" office:value="-10.844400405883789">
            <text:p>-10.844400405883789</text:p>
          </table:table-cell>
        </table:table-row>
        <table:table-row>
          <table:table-cell office:value-type="float" office:value="-11.270475387573242">
            <text:p>-11.270475387573242</text:p>
          </table:table-cell>
          <table:table-cell office:value-type="float" office:value="-14.32909870147705">
            <text:p>-14.32909870147705</text:p>
          </table:table-cell>
          <table:table-cell office:value-type="float" office:value="-11.791815757751465">
            <text:p>-11.791815757751465</text:p>
          </table:table-cell>
          <table:table-cell office:value-type="float" office:value="14.767195701599121">
            <text:p>14.767195701599121</text:p>
          </table:table-cell>
          <table:table-cell office:value-type="float" office:value="18.631546020507812">
            <text:p>18.631546020507812</text:p>
          </table:table-cell>
        </table:table-row>
        <table:table-row>
          <table:table-cell office:value-type="float" office:value="-5.242045879364014">
            <text:p>-5.242045879364014</text:p>
          </table:table-cell>
          <table:table-cell office:value-type="float" office:value="-8.257722854614258">
            <text:p>-8.257722854614258</text:p>
          </table:table-cell>
          <table:table-cell office:value-type="float" office:value="0.876385509967804">
            <text:p>0.876385509967804</text:p>
          </table:table-cell>
          <table:table-cell office:value-type="float" office:value="10.675950050354004">
            <text:p>10.675950050354004</text:p>
          </table:table-cell>
          <table:table-cell office:value-type="float" office:value="-4.020022869110107">
            <text:p>-4.020022869110107</text:p>
          </table:table-cell>
        </table:table-row>
        <table:table-row>
          <table:table-cell office:value-type="float" office:value="-7.101399898529053">
            <text:p>-7.101399898529053</text:p>
          </table:table-cell>
          <table:table-cell office:value-type="float" office:value="-16.779491424560547">
            <text:p>-16.779491424560547</text:p>
          </table:table-cell>
          <table:table-cell office:value-type="float" office:value="-0.48756977915763855">
            <text:p>-0.48756977915763855</text:p>
          </table:table-cell>
          <table:table-cell office:value-type="float" office:value="4.928913116455078">
            <text:p>4.928913116455078</text:p>
          </table:table-cell>
          <table:table-cell office:value-type="float" office:value="17.46013832092285">
            <text:p>17.46013832092285</text:p>
          </table:table-cell>
        </table:table-row>
        <table:table-row>
          <table:table-cell office:value-type="float" office:value="12.40021800994873">
            <text:p>12.40021800994873</text:p>
          </table:table-cell>
          <table:table-cell office:value-type="float" office:value="2.974207878112793">
            <text:p>2.974207878112793</text:p>
          </table:table-cell>
          <table:table-cell office:value-type="float" office:value="15.776747703552246">
            <text:p>15.776747703552246</text:p>
          </table:table-cell>
          <table:table-cell office:value-type="float" office:value="-3.4953255653381348">
            <text:p>-3.4953255653381348</text:p>
          </table:table-cell>
          <table:table-cell office:value-type="float" office:value="-15.559679985046387">
            <text:p>-15.559679985046387</text:p>
          </table:table-cell>
        </table:table-row>
        <table:table-row>
          <table:table-cell office:value-type="float" office:value="4.385262489318848">
            <text:p>4.385262489318848</text:p>
          </table:table-cell>
          <table:table-cell office:value-type="float" office:value="-16.858272552490234">
            <text:p>-16.858272552490234</text:p>
          </table:table-cell>
          <table:table-cell office:value-type="float" office:value="-14.648195266723633">
            <text:p>-14.648195266723633</text:p>
          </table:table-cell>
          <table:table-cell office:value-type="float" office:value="14.517376899719238">
            <text:p>14.517376899719238</text:p>
          </table:table-cell>
          <table:table-cell office:value-type="float" office:value="16.99785041809082">
            <text:p>16.99785041809082</text:p>
          </table:table-cell>
        </table:table-row>
        <table:table-row>
          <table:table-cell office:value-type="float" office:value="14.538485527038574">
            <text:p>14.538485527038574</text:p>
          </table:table-cell>
          <table:table-cell office:value-type="float" office:value="-13.296334266662598">
            <text:p>-13.296334266662598</text:p>
          </table:table-cell>
          <table:table-cell office:value-type="float" office:value="15.730935096740723">
            <text:p>15.730935096740723</text:p>
          </table:table-cell>
          <table:table-cell office:value-type="float" office:value="14.787583351135254">
            <text:p>14.787583351135254</text:p>
          </table:table-cell>
          <table:table-cell office:value-type="float" office:value="15.613723754882812">
            <text:p>15.613723754882812</text:p>
          </table:table-cell>
        </table:table-row>
        <table:table-row>
          <table:table-cell office:value-type="float" office:value="3.8513312339782715">
            <text:p>3.8513312339782715</text:p>
          </table:table-cell>
          <table:table-cell office:value-type="float" office:value="-15.869375228881836">
            <text:p>-15.869375228881836</text:p>
          </table:table-cell>
          <table:table-cell office:value-type="float" office:value="-8.759455680847168">
            <text:p>-8.759455680847168</text:p>
          </table:table-cell>
          <table:table-cell office:value-type="float" office:value="14.398053169250488">
            <text:p>14.398053169250488</text:p>
          </table:table-cell>
          <table:table-cell office:value-type="float" office:value="18.764629364013672">
            <text:p>18.764629364013672</text:p>
          </table:table-cell>
        </table:table-row>
        <table:table-row>
          <table:table-cell office:value-type="float" office:value="-11.049278259277344">
            <text:p>-11.049278259277344</text:p>
          </table:table-cell>
          <table:table-cell office:value-type="float" office:value="-15.714974403381348">
            <text:p>-15.714974403381348</text:p>
          </table:table-cell>
          <table:table-cell office:value-type="float" office:value="-14.764630317687988">
            <text:p>-14.764630317687988</text:p>
          </table:table-cell>
          <table:table-cell office:value-type="float" office:value="13.39770793914795">
            <text:p>13.39770793914795</text:p>
          </table:table-cell>
          <table:table-cell office:value-type="float" office:value="16.905437469482422">
            <text:p>16.905437469482422</text:p>
          </table:table-cell>
        </table:table-row>
        <table:table-row>
          <table:table-cell office:value-type="float" office:value="-2.4300713539123535">
            <text:p>-2.4300713539123535</text:p>
          </table:table-cell>
          <table:table-cell office:value-type="float" office:value="-10.98741626739502">
            <text:p>-10.98741626739502</text:p>
          </table:table-cell>
          <table:table-cell office:value-type="float" office:value="-4.270862102508545">
            <text:p>-4.270862102508545</text:p>
          </table:table-cell>
          <table:table-cell office:value-type="float" office:value="5.541616916656494">
            <text:p>5.541616916656494</text:p>
          </table:table-cell>
          <table:table-cell office:value-type="float" office:value="1.8841639757156372">
            <text:p>1.8841639757156372</text:p>
          </table:table-cell>
        </table:table-row>
        <table:table-row>
          <table:table-cell office:value-type="float" office:value="-14.95662784576416">
            <text:p>-14.95662784576416</text:p>
          </table:table-cell>
          <table:table-cell office:value-type="float" office:value="-13.128479957580566">
            <text:p>-13.128479957580566</text:p>
          </table:table-cell>
          <table:table-cell office:value-type="float" office:value="-15.583379745483398">
            <text:p>-15.583379745483398</text:p>
          </table:table-cell>
          <table:table-cell office:value-type="float" office:value="-7.068030834197998">
            <text:p>-7.068030834197998</text:p>
          </table:table-cell>
          <table:table-cell office:value-type="float" office:value="12.461750984191895">
            <text:p>12.461750984191895</text:p>
          </table:table-cell>
        </table:table-row>
        <table:table-row>
          <table:table-cell office:value-type="float" office:value="1.0038700103759766">
            <text:p>1.0038700103759766</text:p>
          </table:table-cell>
          <table:table-cell office:value-type="float" office:value="-1.5818040370941162">
            <text:p>-1.5818040370941162</text:p>
          </table:table-cell>
          <table:table-cell office:value-type="float" office:value="11.901407241821289">
            <text:p>11.901407241821289</text:p>
          </table:table-cell>
          <table:table-cell office:value-type="float" office:value="2.965250015258789">
            <text:p>2.965250015258789</text:p>
          </table:table-cell>
          <table:table-cell office:value-type="float" office:value="7.864563465118408">
            <text:p>7.864563465118408</text:p>
          </table:table-cell>
        </table:table-row>
        <table:table-row>
          <table:table-cell office:value-type="float" office:value="14.881582260131836">
            <text:p>14.881582260131836</text:p>
          </table:table-cell>
          <table:table-cell office:value-type="float" office:value="-3.5850741863250732">
            <text:p>-3.5850741863250732</text:p>
          </table:table-cell>
          <table:table-cell office:value-type="float" office:value="12.656442642211914">
            <text:p>12.656442642211914</text:p>
          </table:table-cell>
          <table:table-cell office:value-type="float" office:value="14.948569297790527">
            <text:p>14.948569297790527</text:p>
          </table:table-cell>
          <table:table-cell office:value-type="float" office:value="17.541915893554688">
            <text:p>17.541915893554688</text:p>
          </table:table-cell>
        </table:table-row>
        <table:table-row>
          <table:table-cell office:value-type="float" office:value="-14.215706825256348">
            <text:p>-14.215706825256348</text:p>
          </table:table-cell>
          <table:table-cell office:value-type="float" office:value="6.301519870758057">
            <text:p>6.301519870758057</text:p>
          </table:table-cell>
          <table:table-cell office:value-type="float" office:value="-8.050312995910645">
            <text:p>-8.050312995910645</text:p>
          </table:table-cell>
          <table:table-cell office:value-type="float" office:value="-8.918840408325195">
            <text:p>-8.918840408325195</text:p>
          </table:table-cell>
          <table:table-cell office:value-type="float" office:value="-13.353418350219727">
            <text:p>-13.353418350219727</text:p>
          </table:table-cell>
        </table:table-row>
        <table:table-row>
          <table:table-cell office:value-type="float" office:value="-14.938497543334961">
            <text:p>-14.938497543334961</text:p>
          </table:table-cell>
          <table:table-cell office:value-type="float" office:value="-16.88165283203125">
            <text:p>-16.88165283203125</text:p>
          </table:table-cell>
          <table:table-cell office:value-type="float" office:value="-14.905879020690918">
            <text:p>-14.905879020690918</text:p>
          </table:table-cell>
          <table:table-cell office:value-type="float" office:value="-11.361587524414062">
            <text:p>-11.361587524414062</text:p>
          </table:table-cell>
          <table:table-cell office:value-type="float" office:value="-14.887750625610352">
            <text:p>-14.887750625610352</text:p>
          </table:table-cell>
        </table:table-row>
        <table:table-row>
          <table:table-cell office:value-type="float" office:value="-12.99520206451416">
            <text:p>-12.99520206451416</text:p>
          </table:table-cell>
          <table:table-cell office:value-type="float" office:value="-0.13709656894207">
            <text:p>-0.13709656894207</text:p>
          </table:table-cell>
          <table:table-cell office:value-type="float" office:value="-9.407307624816895">
            <text:p>-9.407307624816895</text:p>
          </table:table-cell>
          <table:table-cell office:value-type="float" office:value="-1.5813465118408203">
            <text:p>-1.5813465118408203</text:p>
          </table:table-cell>
          <table:table-cell office:value-type="float" office:value="-11.812332153320312">
            <text:p>-11.812332153320312</text:p>
          </table:table-cell>
        </table:table-row>
        <table:table-row>
          <table:table-cell office:value-type="float" office:value="-14.754733085632324">
            <text:p>-14.754733085632324</text:p>
          </table:table-cell>
          <table:table-cell office:value-type="float" office:value="-9.475563049316406">
            <text:p>-9.475563049316406</text:p>
          </table:table-cell>
          <table:table-cell office:value-type="float" office:value="-6.583128452301025">
            <text:p>-6.583128452301025</text:p>
          </table:table-cell>
          <table:table-cell office:value-type="float" office:value="-6.52547025680542">
            <text:p>-6.52547025680542</text:p>
          </table:table-cell>
          <table:table-cell office:value-type="float" office:value="9.036596298217773">
            <text:p>9.036596298217773</text:p>
          </table:table-cell>
        </table:table-row>
        <table:table-row>
          <table:table-cell office:value-type="float" office:value="5.393985748291016">
            <text:p>5.393985748291016</text:p>
          </table:table-cell>
          <table:table-cell office:value-type="float" office:value="-16.330827713012695">
            <text:p>-16.330827713012695</text:p>
          </table:table-cell>
          <table:table-cell office:value-type="float" office:value="-15.005620956420898">
            <text:p>-15.005620956420898</text:p>
          </table:table-cell>
          <table:table-cell office:value-type="float" office:value="14.95451831817627">
            <text:p>14.95451831817627</text:p>
          </table:table-cell>
          <table:table-cell office:value-type="float" office:value="18.950607299804688">
            <text:p>18.950607299804688</text:p>
          </table:table-cell>
        </table:table-row>
        <table:table-row>
          <table:table-cell office:value-type="float" office:value="12.250905990600586">
            <text:p>12.250905990600586</text:p>
          </table:table-cell>
          <table:table-cell office:value-type="float" office:value="4.852627277374268">
            <text:p>4.852627277374268</text:p>
          </table:table-cell>
          <table:table-cell office:value-type="float" office:value="15.340919494628906">
            <text:p>15.340919494628906</text:p>
          </table:table-cell>
          <table:table-cell office:value-type="float" office:value="-4.594677925109863">
            <text:p>-4.594677925109863</text:p>
          </table:table-cell>
          <table:table-cell office:value-type="float" office:value="1.9172405004501343">
            <text:p>1.9172405004501343</text:p>
          </table:table-cell>
        </table:table-row>
        <table:table-row>
          <table:table-cell office:value-type="float" office:value="-0.5176452994346619">
            <text:p>-0.5176452994346619</text:p>
          </table:table-cell>
          <table:table-cell office:value-type="float" office:value="-7.240306854248047">
            <text:p>-7.240306854248047</text:p>
          </table:table-cell>
          <table:table-cell office:value-type="float" office:value="4.4618306159973145">
            <text:p>4.4618306159973145</text:p>
          </table:table-cell>
          <table:table-cell office:value-type="float" office:value="7.690765857696533">
            <text:p>7.690765857696533</text:p>
          </table:table-cell>
          <table:table-cell office:value-type="float" office:value="16.901691436767578">
            <text:p>16.901691436767578</text:p>
          </table:table-cell>
        </table:table-row>
        <table:table-row>
          <table:table-cell office:value-type="float" office:value="-9.507085800170898">
            <text:p>-9.507085800170898</text:p>
          </table:table-cell>
          <table:table-cell office:value-type="float" office:value="-15.795278549194336">
            <text:p>-15.795278549194336</text:p>
          </table:table-cell>
          <table:table-cell office:value-type="float" office:value="-9.588211059570312">
            <text:p>-9.588211059570312</text:p>
          </table:table-cell>
          <table:table-cell office:value-type="float" office:value="1.6846832036972046">
            <text:p>1.6846832036972046</text:p>
          </table:table-cell>
          <table:table-cell office:value-type="float" office:value="4.541171550750732">
            <text:p>4.541171550750732</text:p>
          </table:table-cell>
        </table:table-row>
        <table:table-row>
          <table:table-cell office:value-type="float" office:value="10.88101863861084">
            <text:p>10.88101863861084</text:p>
          </table:table-cell>
          <table:table-cell office:value-type="float" office:value="-16.76758575439453">
            <text:p>-16.76758575439453</text:p>
          </table:table-cell>
          <table:table-cell office:value-type="float" office:value="3.83426833152771">
            <text:p>3.83426833152771</text:p>
          </table:table-cell>
          <table:table-cell office:value-type="float" office:value="14.856283187866211">
            <text:p>14.856283187866211</text:p>
          </table:table-cell>
          <table:table-cell office:value-type="float" office:value="18.895322799682617">
            <text:p>18.895322799682617</text:p>
          </table:table-cell>
        </table:table-row>
        <table:table-row>
          <table:table-cell office:value-type="float" office:value="-14.897582054138184">
            <text:p>-14.897582054138184</text:p>
          </table:table-cell>
          <table:table-cell office:value-type="float" office:value="-9.559399604797363">
            <text:p>-9.559399604797363</text:p>
          </table:table-cell>
          <table:table-cell office:value-type="float" office:value="-15.500518798828125">
            <text:p>-15.500518798828125</text:p>
          </table:table-cell>
          <table:table-cell office:value-type="float" office:value="8.924337387084961">
            <text:p>8.924337387084961</text:p>
          </table:table-cell>
          <table:table-cell office:value-type="float" office:value="-10.350340843200684">
            <text:p>-10.350340843200684</text:p>
          </table:table-cell>
        </table:table-row>
        <table:table-row>
          <table:table-cell office:value-type="float" office:value="6.032430648803711">
            <text:p>6.032430648803711</text:p>
          </table:table-cell>
          <table:table-cell office:value-type="float" office:value="-10.60145378112793">
            <text:p>-10.60145378112793</text:p>
          </table:table-cell>
          <table:table-cell office:value-type="float" office:value="-1.223955750465393">
            <text:p>-1.223955750465393</text:p>
          </table:table-cell>
          <table:table-cell office:value-type="float" office:value="5.224013805389404">
            <text:p>5.224013805389404</text:p>
          </table:table-cell>
          <table:table-cell office:value-type="float" office:value="17.985332489013672">
            <text:p>17.985332489013672</text:p>
          </table:table-cell>
        </table:table-row>
        <table:table-row>
          <table:table-cell office:value-type="float" office:value="14.928997993469238">
            <text:p>14.928997993469238</text:p>
          </table:table-cell>
          <table:table-cell office:value-type="float" office:value="-8.211471557617188">
            <text:p>-8.211471557617188</text:p>
          </table:table-cell>
          <table:table-cell office:value-type="float" office:value="14.80008602142334">
            <text:p>14.80008602142334</text:p>
          </table:table-cell>
          <table:table-cell office:value-type="float" office:value="13.120012283325195">
            <text:p>13.120012283325195</text:p>
          </table:table-cell>
          <table:table-cell office:value-type="float" office:value="18.888107299804688">
            <text:p>18.888107299804688</text:p>
          </table:table-cell>
        </table:table-row>
        <table:table-row>
          <table:table-cell office:value-type="float" office:value="1.5531468391418457">
            <text:p>1.5531468391418457</text:p>
          </table:table-cell>
          <table:table-cell office:value-type="float" office:value="-12.288708686828613">
            <text:p>-12.288708686828613</text:p>
          </table:table-cell>
          <table:table-cell office:value-type="float" office:value="-2.4790124893188477">
            <text:p>-2.4790124893188477</text:p>
          </table:table-cell>
          <table:table-cell office:value-type="float" office:value="14.193957328796387">
            <text:p>14.193957328796387</text:p>
          </table:table-cell>
          <table:table-cell office:value-type="float" office:value="17.28435707092285">
            <text:p>17.28435707092285</text:p>
          </table:table-cell>
        </table:table-row>
        <table:table-row>
          <table:table-cell office:value-type="float" office:value="0.9972431659698486">
            <text:p>0.9972431659698486</text:p>
          </table:table-cell>
          <table:table-cell office:value-type="float" office:value="-0.8705683350563049">
            <text:p>-0.8705683350563049</text:p>
          </table:table-cell>
          <table:table-cell office:value-type="float" office:value="-13.535850524902344">
            <text:p>-13.535850524902344</text:p>
          </table:table-cell>
          <table:table-cell office:value-type="float" office:value="3.8488645553588867">
            <text:p>3.8488645553588867</text:p>
          </table:table-cell>
          <table:table-cell office:value-type="float" office:value="18.25153160095215">
            <text:p>18.25153160095215</text:p>
          </table:table-cell>
        </table:table-row>
        <table:table-row>
          <table:table-cell office:value-type="float" office:value="6.263576507568359">
            <text:p>6.263576507568359</text:p>
          </table:table-cell>
          <table:table-cell office:value-type="float" office:value="-13.380308151245117">
            <text:p>-13.380308151245117</text:p>
          </table:table-cell>
          <table:table-cell office:value-type="float" office:value="8.5868558883667">
            <text:p>8.5868558883667</text:p>
          </table:table-cell>
          <table:table-cell office:value-type="float" office:value="-6.137721061706543">
            <text:p>-6.137721061706543</text:p>
          </table:table-cell>
          <table:table-cell office:value-type="float" office:value="18.39456558227539">
            <text:p>18.39456558227539</text:p>
          </table:table-cell>
        </table:table-row>
        <table:table-row>
          <table:table-cell office:value-type="float" office:value="-12.997560501098633">
            <text:p>-12.997560501098633</text:p>
          </table:table-cell>
          <table:table-cell office:value-type="float" office:value="-16.512897491455078">
            <text:p>-16.512897491455078</text:p>
          </table:table-cell>
          <table:table-cell office:value-type="float" office:value="-15.249892234802246">
            <text:p>-15.249892234802246</text:p>
          </table:table-cell>
          <table:table-cell office:value-type="float" office:value="2.5005881786346436">
            <text:p>2.5005881786346436</text:p>
          </table:table-cell>
          <table:table-cell office:value-type="float" office:value="12.584516525268555">
            <text:p>12.584516525268555</text:p>
          </table:table-cell>
        </table:table-row>
        <table:table-row>
          <table:table-cell office:value-type="float" office:value="5.027702331542969">
            <text:p>5.027702331542969</text:p>
          </table:table-cell>
          <table:table-cell office:value-type="float" office:value="-7.427724361419678">
            <text:p>-7.427724361419678</text:p>
          </table:table-cell>
          <table:table-cell office:value-type="float" office:value="12.991937637329102">
            <text:p>12.991937637329102</text:p>
          </table:table-cell>
          <table:table-cell office:value-type="float" office:value="0.6452445387840271">
            <text:p>0.6452445387840271</text:p>
          </table:table-cell>
          <table:table-cell office:value-type="float" office:value="6.403565406799316">
            <text:p>6.403565406799316</text:p>
          </table:table-cell>
        </table:table-row>
        <table:table-row>
          <table:table-cell office:value-type="float" office:value="-11.135490417480469">
            <text:p>-11.135490417480469</text:p>
          </table:table-cell>
          <table:table-cell office:value-type="float" office:value="-8.226591110229492">
            <text:p>-8.226591110229492</text:p>
          </table:table-cell>
          <table:table-cell office:value-type="float" office:value="-10.688104629516602">
            <text:p>-10.688104629516602</text:p>
          </table:table-cell>
          <table:table-cell office:value-type="float" office:value="10.973560333251953">
            <text:p>10.973560333251953</text:p>
          </table:table-cell>
          <table:table-cell office:value-type="float" office:value="12.826531410217285">
            <text:p>12.826531410217285</text:p>
          </table:table-cell>
        </table:table-row>
        <table:table-row>
          <table:table-cell office:value-type="float" office:value="-14.126280784606934">
            <text:p>-14.126280784606934</text:p>
          </table:table-cell>
          <table:table-cell office:value-type="float" office:value="-7.79080057144165">
            <text:p>-7.79080057144165</text:p>
          </table:table-cell>
          <table:table-cell office:value-type="float" office:value="-3.879960298538208">
            <text:p>-3.879960298538208</text:p>
          </table:table-cell>
          <table:table-cell office:value-type="float" office:value="-3.3390393257141113">
            <text:p>-3.3390393257141113</text:p>
          </table:table-cell>
          <table:table-cell office:value-type="float" office:value="10.225186347961426">
            <text:p>10.225186347961426</text:p>
          </table:table-cell>
        </table:table-row>
        <table:table-row>
          <table:table-cell office:value-type="float" office:value="-12.7901029586792">
            <text:p>-12.7901029586792</text:p>
          </table:table-cell>
          <table:table-cell office:value-type="float" office:value="8.368147850036621">
            <text:p>8.368147850036621</text:p>
          </table:table-cell>
          <table:table-cell office:value-type="float" office:value="2.213099956512451">
            <text:p>2.213099956512451</text:p>
          </table:table-cell>
          <table:table-cell office:value-type="float" office:value="-12.099771499633789">
            <text:p>-12.099771499633789</text:p>
          </table:table-cell>
          <table:table-cell office:value-type="float" office:value="-9.248656272888184">
            <text:p>-9.248656272888184</text:p>
          </table:table-cell>
        </table:table-row>
        <table:table-row>
          <table:table-cell office:value-type="float" office:value="-14.780008316040039">
            <text:p>-14.780008316040039</text:p>
          </table:table-cell>
          <table:table-cell office:value-type="float" office:value="-16.00941276550293">
            <text:p>-16.00941276550293</text:p>
          </table:table-cell>
          <table:table-cell office:value-type="float" office:value="-15.9532470703125">
            <text:p>-15.9532470703125</text:p>
          </table:table-cell>
          <table:table-cell office:value-type="float" office:value="14.840506553649902">
            <text:p>14.840506553649902</text:p>
          </table:table-cell>
          <table:table-cell office:value-type="float" office:value="15.249747276306152">
            <text:p>15.249747276306152</text:p>
          </table:table-cell>
        </table:table-row>
        <table:table-row>
          <table:table-cell office:value-type="float" office:value="-12.243363380432129">
            <text:p>-12.243363380432129</text:p>
          </table:table-cell>
          <table:table-cell office:value-type="float" office:value="9.006670951843262">
            <text:p>9.006670951843262</text:p>
          </table:table-cell>
          <table:table-cell office:value-type="float" office:value="-11.269497871398926">
            <text:p>-11.269497871398926</text:p>
          </table:table-cell>
          <table:table-cell office:value-type="float" office:value="13.734416961669922">
            <text:p>13.734416961669922</text:p>
          </table:table-cell>
          <table:table-cell office:value-type="float" office:value="-5.0499491691589355">
            <text:p>-5.0499491691589355</text:p>
          </table:table-cell>
        </table:table-row>
        <table:table-row>
          <table:table-cell office:value-type="float" office:value="14.44156265258789">
            <text:p>14.44156265258789</text:p>
          </table:table-cell>
          <table:table-cell office:value-type="float" office:value="-15.040600776672363">
            <text:p>-15.040600776672363</text:p>
          </table:table-cell>
          <table:table-cell office:value-type="float" office:value="-1.6493561267852783">
            <text:p>-1.6493561267852783</text:p>
          </table:table-cell>
          <table:table-cell office:value-type="float" office:value="14.841535568237305">
            <text:p>14.841535568237305</text:p>
          </table:table-cell>
          <table:table-cell office:value-type="float" office:value="18.908992767333984">
            <text:p>18.908992767333984</text:p>
          </table:table-cell>
        </table:table-row>
        <table:table-row>
          <table:table-cell office:value-type="float" office:value="-0.8494532108306885">
            <text:p>-0.8494532108306885</text:p>
          </table:table-cell>
          <table:table-cell office:value-type="float" office:value="-15.305047988891602">
            <text:p>-15.305047988891602</text:p>
          </table:table-cell>
          <table:table-cell office:value-type="float" office:value="5.97895622253418">
            <text:p>5.97895622253418</text:p>
          </table:table-cell>
          <table:table-cell office:value-type="float" office:value="13.298726081848145">
            <text:p>13.298726081848145</text:p>
          </table:table-cell>
          <table:table-cell office:value-type="float" office:value="10.005950927734375">
            <text:p>10.005950927734375</text:p>
          </table:table-cell>
        </table:table-row>
        <table:table-row>
          <table:table-cell office:value-type="float" office:value="5.228856563568115">
            <text:p>5.228856563568115</text:p>
          </table:table-cell>
          <table:table-cell office:value-type="float" office:value="-15.869600296020508">
            <text:p>-15.869600296020508</text:p>
          </table:table-cell>
          <table:table-cell office:value-type="float" office:value="5.866504669189453">
            <text:p>5.866504669189453</text:p>
          </table:table-cell>
          <table:table-cell office:value-type="float" office:value="14.520513534545898">
            <text:p>14.520513534545898</text:p>
          </table:table-cell>
          <table:table-cell office:value-type="float" office:value="18.232717514038086">
            <text:p>18.232717514038086</text:p>
          </table:table-cell>
        </table:table-row>
        <table:table-row>
          <table:table-cell office:value-type="float" office:value="12.051909446716309">
            <text:p>12.051909446716309</text:p>
          </table:table-cell>
          <table:table-cell office:value-type="float" office:value="-15.905258178710938">
            <text:p>-15.905258178710938</text:p>
          </table:table-cell>
          <table:table-cell office:value-type="float" office:value="-6.4793219566345215">
            <text:p>-6.4793219566345215</text:p>
          </table:table-cell>
          <table:table-cell office:value-type="float" office:value="14.810846328735352">
            <text:p>14.810846328735352</text:p>
          </table:table-cell>
          <table:table-cell office:value-type="float" office:value="18.81856346130371">
            <text:p>18.81856346130371</text:p>
          </table:table-cell>
        </table:table-row>
        <table:table-row>
          <table:table-cell office:value-type="float" office:value="0.6353790760040283">
            <text:p>0.6353790760040283</text:p>
          </table:table-cell>
          <table:table-cell office:value-type="float" office:value="-14.157962799072266">
            <text:p>-14.157962799072266</text:p>
          </table:table-cell>
          <table:table-cell office:value-type="float" office:value="-14.101823806762695">
            <text:p>-14.101823806762695</text:p>
          </table:table-cell>
          <table:table-cell office:value-type="float" office:value="14.948700904846191">
            <text:p>14.948700904846191</text:p>
          </table:table-cell>
          <table:table-cell office:value-type="float" office:value="18.869571685791016">
            <text:p>18.869571685791016</text:p>
          </table:table-cell>
        </table:table-row>
        <table:table-row>
          <table:table-cell office:value-type="float" office:value="-6.617493629455566">
            <text:p>-6.617493629455566</text:p>
          </table:table-cell>
          <table:table-cell office:value-type="float" office:value="-14.328133583068848">
            <text:p>-14.328133583068848</text:p>
          </table:table-cell>
          <table:table-cell office:value-type="float" office:value="-2.8384578227996826">
            <text:p>-2.8384578227996826</text:p>
          </table:table-cell>
          <table:table-cell office:value-type="float" office:value="-10.649735450744629">
            <text:p>-10.649735450744629</text:p>
          </table:table-cell>
          <table:table-cell office:value-type="float" office:value="5.559136867523193">
            <text:p>5.559136867523193</text:p>
          </table:table-cell>
        </table:table-row>
        <table:table-row>
          <table:table-cell office:value-type="float" office:value="14.69761848449707">
            <text:p>14.69761848449707</text:p>
          </table:table-cell>
          <table:table-cell office:value-type="float" office:value="3.1106016635894775">
            <text:p>3.1106016635894775</text:p>
          </table:table-cell>
          <table:table-cell office:value-type="float" office:value="15.456864356994629">
            <text:p>15.456864356994629</text:p>
          </table:table-cell>
          <table:table-cell office:value-type="float" office:value="-4.372464179992676">
            <text:p>-4.372464179992676</text:p>
          </table:table-cell>
          <table:table-cell office:value-type="float" office:value="5.097559928894043">
            <text:p>5.097559928894043</text:p>
          </table:table-cell>
        </table:table-row>
        <table:table-row>
          <table:table-cell office:value-type="float" office:value="10.384904861450195">
            <text:p>10.384904861450195</text:p>
          </table:table-cell>
          <table:table-cell office:value-type="float" office:value="-11.778552055358887">
            <text:p>-11.778552055358887</text:p>
          </table:table-cell>
          <table:table-cell office:value-type="float" office:value="1.9204747676849365">
            <text:p>1.9204747676849365</text:p>
          </table:table-cell>
          <table:table-cell office:value-type="float" office:value="9.984489440917969">
            <text:p>9.984489440917969</text:p>
          </table:table-cell>
          <table:table-cell office:value-type="float" office:value="18.13939666748047">
            <text:p>18.13939666748047</text:p>
          </table:table-cell>
        </table:table-row>
        <table:table-row>
          <table:table-cell office:value-type="float" office:value="-13.742810249328613">
            <text:p>-13.742810249328613</text:p>
          </table:table-cell>
          <table:table-cell office:value-type="float" office:value="-12.635865211486816">
            <text:p>-12.635865211486816</text:p>
          </table:table-cell>
          <table:table-cell office:value-type="float" office:value="12.214248657226562">
            <text:p>12.214248657226562</text:p>
          </table:table-cell>
          <table:table-cell office:value-type="float" office:value="-4.5482659339904785">
            <text:p>-4.5482659339904785</text:p>
          </table:table-cell>
          <table:table-cell office:value-type="float" office:value="-15.645737648010254">
            <text:p>-15.645737648010254</text:p>
          </table:table-cell>
        </table:table-row>
        <table:table-row>
          <table:table-cell office:value-type="float" office:value="-11.649184226989746">
            <text:p>-11.649184226989746</text:p>
          </table:table-cell>
          <table:table-cell office:value-type="float" office:value="8.066539764404297">
            <text:p>8.066539764404297</text:p>
          </table:table-cell>
          <table:table-cell office:value-type="float" office:value="-0.26950228214263916">
            <text:p>-0.26950228214263916</text:p>
          </table:table-cell>
          <table:table-cell office:value-type="float" office:value="-7.114710807800293">
            <text:p>-7.114710807800293</text:p>
          </table:table-cell>
          <table:table-cell office:value-type="float" office:value="-18.45278549194336">
            <text:p>-18.45278549194336</text:p>
          </table:table-cell>
        </table:table-row>
        <table:table-row>
          <table:table-cell office:value-type="float" office:value="-13.630874633789062">
            <text:p>-13.630874633789062</text:p>
          </table:table-cell>
          <table:table-cell office:value-type="float" office:value="-9.599202156066895">
            <text:p>-9.599202156066895</text:p>
          </table:table-cell>
          <table:table-cell office:value-type="float" office:value="-13.872675895690918">
            <text:p>-13.872675895690918</text:p>
          </table:table-cell>
          <table:table-cell office:value-type="float" office:value="-13.080227851867676">
            <text:p>-13.080227851867676</text:p>
          </table:table-cell>
          <table:table-cell office:value-type="float" office:value="7.350505828857422">
            <text:p>7.350505828857422</text:p>
          </table:table-cell>
        </table:table-row>
        <table:table-row>
          <table:table-cell office:value-type="float" office:value="-14.92126178741455">
            <text:p>-14.92126178741455</text:p>
          </table:table-cell>
          <table:table-cell office:value-type="float" office:value="-12.941325187683105">
            <text:p>-12.941325187683105</text:p>
          </table:table-cell>
          <table:table-cell office:value-type="float" office:value="1.965518593788147">
            <text:p>1.965518593788147</text:p>
          </table:table-cell>
          <table:table-cell office:value-type="float" office:value="-13.147221565246582">
            <text:p>-13.147221565246582</text:p>
          </table:table-cell>
          <table:table-cell office:value-type="float" office:value="-16.498538970947266">
            <text:p>-16.498538970947266</text:p>
          </table:table-cell>
        </table:table-row>
        <table:table-row>
          <table:table-cell office:value-type="float" office:value="14.292105674743652">
            <text:p>14.292105674743652</text:p>
          </table:table-cell>
          <table:table-cell office:value-type="float" office:value="-12.520626068115234">
            <text:p>-12.520626068115234</text:p>
          </table:table-cell>
          <table:table-cell office:value-type="float" office:value="14.558290481567383">
            <text:p>14.558290481567383</text:p>
          </table:table-cell>
          <table:table-cell office:value-type="float" office:value="0.41188398003578186">
            <text:p>0.41188398003578186</text:p>
          </table:table-cell>
          <table:table-cell office:value-type="float" office:value="18.447607040405273">
            <text:p>18.447607040405273</text:p>
          </table:table-cell>
        </table:table-row>
        <table:table-row>
          <table:table-cell office:value-type="float" office:value="14.330398559570312">
            <text:p>14.330398559570312</text:p>
          </table:table-cell>
          <table:table-cell office:value-type="float" office:value="-7.562335014343262">
            <text:p>-7.562335014343262</text:p>
          </table:table-cell>
          <table:table-cell office:value-type="float" office:value="15.451943397521973">
            <text:p>15.451943397521973</text:p>
          </table:table-cell>
          <table:table-cell office:value-type="float" office:value="-14.884294509887695">
            <text:p>-14.884294509887695</text:p>
          </table:table-cell>
          <table:table-cell office:value-type="float" office:value="-8.254741668701172">
            <text:p>-8.254741668701172</text:p>
          </table:table-cell>
        </table:table-row>
        <table:table-row>
          <table:table-cell office:value-type="float" office:value="14.50767707824707">
            <text:p>14.50767707824707</text:p>
          </table:table-cell>
          <table:table-cell office:value-type="float" office:value="9.028885841369629">
            <text:p>9.028885841369629</text:p>
          </table:table-cell>
          <table:table-cell office:value-type="float" office:value="9.477991104125977">
            <text:p>9.477991104125977</text:p>
          </table:table-cell>
          <table:table-cell office:value-type="float" office:value="-2.3419766426086426">
            <text:p>-2.3419766426086426</text:p>
          </table:table-cell>
          <table:table-cell office:value-type="float" office:value="15.722197532653809">
            <text:p>15.722197532653809</text:p>
          </table:table-cell>
        </table:table-row>
        <table:table-row>
          <table:table-cell office:value-type="float" office:value="-6.365564346313477">
            <text:p>-6.365564346313477</text:p>
          </table:table-cell>
          <table:table-cell office:value-type="float" office:value="5.7254252433776855">
            <text:p>5.7254252433776855</text:p>
          </table:table-cell>
          <table:table-cell office:value-type="float" office:value="15.763134002685547">
            <text:p>15.763134002685547</text:p>
          </table:table-cell>
          <table:table-cell office:value-type="float" office:value="-14.99380111694336">
            <text:p>-14.99380111694336</text:p>
          </table:table-cell>
          <table:table-cell office:value-type="float" office:value="-18.653772354125977">
            <text:p>-18.653772354125977</text:p>
          </table:table-cell>
        </table:table-row>
        <table:table-row>
          <table:table-cell office:value-type="float" office:value="-11.251434326171875">
            <text:p>-11.251434326171875</text:p>
          </table:table-cell>
          <table:table-cell office:value-type="float" office:value="-14.766596794128418">
            <text:p>-14.766596794128418</text:p>
          </table:table-cell>
          <table:table-cell office:value-type="float" office:value="-7.57329797744751">
            <text:p>-7.57329797744751</text:p>
          </table:table-cell>
          <table:table-cell office:value-type="float" office:value="14.036490440368652">
            <text:p>14.036490440368652</text:p>
          </table:table-cell>
          <table:table-cell office:value-type="float" office:value="18.260526657104492">
            <text:p>18.260526657104492</text:p>
          </table:table-cell>
        </table:table-row>
        <table:table-row>
          <table:table-cell office:value-type="float" office:value="-0.7001540064811707">
            <text:p>-0.7001540064811707</text:p>
          </table:table-cell>
          <table:table-cell office:value-type="float" office:value="11.347763061523438">
            <text:p>11.347763061523438</text:p>
          </table:table-cell>
          <table:table-cell office:value-type="float" office:value="15.845780372619629">
            <text:p>15.845780372619629</text:p>
          </table:table-cell>
          <table:table-cell office:value-type="float" office:value="-14.885986328125">
            <text:p>-14.885986328125</text:p>
          </table:table-cell>
          <table:table-cell office:value-type="float" office:value="-14.3494291305542">
            <text:p>-14.3494291305542</text:p>
          </table:table-cell>
        </table:table-row>
        <table:table-row>
          <table:table-cell office:value-type="float" office:value="-13.809175491333008">
            <text:p>-13.809175491333008</text:p>
          </table:table-cell>
          <table:table-cell office:value-type="float" office:value="-16.594942092895508">
            <text:p>-16.594942092895508</text:p>
          </table:table-cell>
          <table:table-cell office:value-type="float" office:value="-15.626325607299805">
            <text:p>-15.626325607299805</text:p>
          </table:table-cell>
          <table:table-cell office:value-type="float" office:value="14.519380569458008">
            <text:p>14.519380569458008</text:p>
          </table:table-cell>
          <table:table-cell office:value-type="float" office:value="16.676860809326172">
            <text:p>16.676860809326172</text:p>
          </table:table-cell>
        </table:table-row>
        <table:table-row>
          <table:table-cell office:value-type="float" office:value="8.357093811035156">
            <text:p>8.357093811035156</text:p>
          </table:table-cell>
          <table:table-cell office:value-type="float" office:value="-1.3412420749664307">
            <text:p>-1.3412420749664307</text:p>
          </table:table-cell>
          <table:table-cell office:value-type="float" office:value="-6.227445125579834">
            <text:p>-6.227445125579834</text:p>
          </table:table-cell>
          <table:table-cell office:value-type="float" office:value="12.068668365478516">
            <text:p>12.068668365478516</text:p>
          </table:table-cell>
          <table:table-cell office:value-type="float" office:value="6.723796844482422">
            <text:p>6.723796844482422</text:p>
          </table:table-cell>
        </table:table-row>
        <table:table-row>
          <table:table-cell office:value-type="float" office:value="-14.4573335647583">
            <text:p>-14.4573335647583</text:p>
          </table:table-cell>
          <table:table-cell office:value-type="float" office:value="-12.404150009155273">
            <text:p>-12.404150009155273</text:p>
          </table:table-cell>
          <table:table-cell office:value-type="float" office:value="-14.868207931518555">
            <text:p>-14.868207931518555</text:p>
          </table:table-cell>
          <table:table-cell office:value-type="float" office:value="3.136277198791504">
            <text:p>3.136277198791504</text:p>
          </table:table-cell>
          <table:table-cell office:value-type="float" office:value="11.966877937316895">
            <text:p>11.966877937316895</text:p>
          </table:table-cell>
        </table:table-row>
        <table:table-row>
          <table:table-cell office:value-type="float" office:value="13.741737365722656">
            <text:p>13.741737365722656</text:p>
          </table:table-cell>
          <table:table-cell office:value-type="float" office:value="-16.12057876586914">
            <text:p>-16.12057876586914</text:p>
          </table:table-cell>
          <table:table-cell office:value-type="float" office:value="0.9161674976348877">
            <text:p>0.9161674976348877</text:p>
          </table:table-cell>
          <table:table-cell office:value-type="float" office:value="14.928276062011719">
            <text:p>14.928276062011719</text:p>
          </table:table-cell>
          <table:table-cell office:value-type="float" office:value="18.99081039428711">
            <text:p>18.99081039428711</text:p>
          </table:table-cell>
        </table:table-row>
        <table:table-row>
          <table:table-cell office:value-type="float" office:value="-5.270480155944824">
            <text:p>-5.270480155944824</text:p>
          </table:table-cell>
          <table:table-cell office:value-type="float" office:value="-10.122735023498535">
            <text:p>-10.122735023498535</text:p>
          </table:table-cell>
          <table:table-cell office:value-type="float" office:value="-12.156017303466797">
            <text:p>-12.156017303466797</text:p>
          </table:table-cell>
          <table:table-cell office:value-type="float" office:value="-4.908660888671875">
            <text:p>-4.908660888671875</text:p>
          </table:table-cell>
          <table:table-cell office:value-type="float" office:value="9.529950141906738">
            <text:p>9.529950141906738</text:p>
          </table:table-cell>
        </table:table-row>
        <table:table-row>
          <table:table-cell office:value-type="float" office:value="14.634590148925781">
            <text:p>14.634590148925781</text:p>
          </table:table-cell>
          <table:table-cell office:value-type="float" office:value="-16.39812469482422">
            <text:p>-16.39812469482422</text:p>
          </table:table-cell>
          <table:table-cell office:value-type="float" office:value="-14.570849418640137">
            <text:p>-14.570849418640137</text:p>
          </table:table-cell>
          <table:table-cell office:value-type="float" office:value="14.988548278808594">
            <text:p>14.988548278808594</text:p>
          </table:table-cell>
          <table:table-cell office:value-type="float" office:value="17.85600471496582">
            <text:p>17.85600471496582</text:p>
          </table:table-cell>
        </table:table-row>
        <table:table-row>
          <table:table-cell office:value-type="float" office:value="14.51811408996582">
            <text:p>14.51811408996582</text:p>
          </table:table-cell>
          <table:table-cell office:value-type="float" office:value="-13.258310317993164">
            <text:p>-13.258310317993164</text:p>
          </table:table-cell>
          <table:table-cell office:value-type="float" office:value="-6.219459056854248">
            <text:p>-6.219459056854248</text:p>
          </table:table-cell>
          <table:table-cell office:value-type="float" office:value="14.90806770324707">
            <text:p>14.90806770324707</text:p>
          </table:table-cell>
          <table:table-cell office:value-type="float" office:value="18.992279052734375">
            <text:p>18.992279052734375</text:p>
          </table:table-cell>
        </table:table-row>
        <table:table-row>
          <table:table-cell office:value-type="float" office:value="4.458970546722412">
            <text:p>4.458970546722412</text:p>
          </table:table-cell>
          <table:table-cell office:value-type="float" office:value="-14.361281394958496">
            <text:p>-14.361281394958496</text:p>
          </table:table-cell>
          <table:table-cell office:value-type="float" office:value="-0.5878491401672363">
            <text:p>-0.5878491401672363</text:p>
          </table:table-cell>
          <table:table-cell office:value-type="float" office:value="14.882711410522461">
            <text:p>14.882711410522461</text:p>
          </table:table-cell>
          <table:table-cell office:value-type="float" office:value="16.509592056274414">
            <text:p>16.509592056274414</text:p>
          </table:table-cell>
        </table:table-row>
        <table:table-row>
          <table:table-cell office:value-type="float" office:value="14.691690444946289">
            <text:p>14.691690444946289</text:p>
          </table:table-cell>
          <table:table-cell office:value-type="float" office:value="-10.979047775268555">
            <text:p>-10.979047775268555</text:p>
          </table:table-cell>
          <table:table-cell office:value-type="float" office:value="14.548460006713867">
            <text:p>14.548460006713867</text:p>
          </table:table-cell>
          <table:table-cell office:value-type="float" office:value="9.838399887084961">
            <text:p>9.838399887084961</text:p>
          </table:table-cell>
          <table:table-cell office:value-type="float" office:value="17.123443603515625">
            <text:p>17.123443603515625</text:p>
          </table:table-cell>
        </table:table-row>
        <table:table-row>
          <table:table-cell office:value-type="float" office:value="-14.559001922607422">
            <text:p>-14.559001922607422</text:p>
          </table:table-cell>
          <table:table-cell office:value-type="float" office:value="-16.370922088623047">
            <text:p>-16.370922088623047</text:p>
          </table:table-cell>
          <table:table-cell office:value-type="float" office:value="-6.907465934753418">
            <text:p>-6.907465934753418</text:p>
          </table:table-cell>
          <table:table-cell office:value-type="float" office:value="-13.130342483520508">
            <text:p>-13.130342483520508</text:p>
          </table:table-cell>
          <table:table-cell office:value-type="float" office:value="13.941755294799805">
            <text:p>13.941755294799805</text:p>
          </table:table-cell>
        </table:table-row>
        <table:table-row>
          <table:table-cell office:value-type="float" office:value="-3.7230098247528076">
            <text:p>-3.7230098247528076</text:p>
          </table:table-cell>
          <table:table-cell office:value-type="float" office:value="-13.58901596069336">
            <text:p>-13.58901596069336</text:p>
          </table:table-cell>
          <table:table-cell office:value-type="float" office:value="-6.326132774353027">
            <text:p>-6.326132774353027</text:p>
          </table:table-cell>
          <table:table-cell office:value-type="float" office:value="11.23640251159668">
            <text:p>11.23640251159668</text:p>
          </table:table-cell>
          <table:table-cell office:value-type="float" office:value="18.574525833129883">
            <text:p>18.574525833129883</text:p>
          </table:table-cell>
        </table:table-row>
        <table:table-row>
          <table:table-cell office:value-type="float" office:value="8.32179069519043">
            <text:p>8.32179069519043</text:p>
          </table:table-cell>
          <table:table-cell office:value-type="float" office:value="-9.611079216003418">
            <text:p>-9.611079216003418</text:p>
          </table:table-cell>
          <table:table-cell office:value-type="float" office:value="14.662740707397461">
            <text:p>14.662740707397461</text:p>
          </table:table-cell>
          <table:table-cell office:value-type="float" office:value="10.344517707824707">
            <text:p>10.344517707824707</text:p>
          </table:table-cell>
          <table:table-cell office:value-type="float" office:value="1.6379146575927734">
            <text:p>1.6379146575927734</text:p>
          </table:table-cell>
        </table:table-row>
        <table:table-row>
          <table:table-cell office:value-type="float" office:value="-14.553437232971191">
            <text:p>-14.553437232971191</text:p>
          </table:table-cell>
          <table:table-cell office:value-type="float" office:value="-16.419008255004883">
            <text:p>-16.419008255004883</text:p>
          </table:table-cell>
          <table:table-cell office:value-type="float" office:value="-15.850550651550293">
            <text:p>-15.850550651550293</text:p>
          </table:table-cell>
          <table:table-cell office:value-type="float" office:value="14.142740249633789">
            <text:p>14.142740249633789</text:p>
          </table:table-cell>
          <table:table-cell office:value-type="float" office:value="17.079998016357422">
            <text:p>17.079998016357422</text:p>
          </table:table-cell>
        </table:table-row>
        <table:table-row>
          <table:table-cell office:value-type="float" office:value="-4.0063629150390625">
            <text:p>-4.0063629150390625</text:p>
          </table:table-cell>
          <table:table-cell office:value-type="float" office:value="-10.208854675292969">
            <text:p>-10.208854675292969</text:p>
          </table:table-cell>
          <table:table-cell office:value-type="float" office:value="3.7149455547332764">
            <text:p>3.7149455547332764</text:p>
          </table:table-cell>
          <table:table-cell office:value-type="float" office:value="-13.858116149902344">
            <text:p>-13.858116149902344</text:p>
          </table:table-cell>
          <table:table-cell office:value-type="float" office:value="12.749306678771973">
            <text:p>12.749306678771973</text:p>
          </table:table-cell>
        </table:table-row>
        <table:table-row>
          <table:table-cell office:value-type="float" office:value="14.538919448852539">
            <text:p>14.538919448852539</text:p>
          </table:table-cell>
          <table:table-cell office:value-type="float" office:value="-8.660231590270996">
            <text:p>-8.660231590270996</text:p>
          </table:table-cell>
          <table:table-cell office:value-type="float" office:value="6.058934688568115">
            <text:p>6.058934688568115</text:p>
          </table:table-cell>
          <table:table-cell office:value-type="float" office:value="13.291464805603027">
            <text:p>13.291464805603027</text:p>
          </table:table-cell>
          <table:table-cell office:value-type="float" office:value="18.008947372436523">
            <text:p>18.008947372436523</text:p>
          </table:table-cell>
        </table:table-row>
        <table:table-row>
          <table:table-cell office:value-type="float" office:value="-5.485825061798096">
            <text:p>-5.485825061798096</text:p>
          </table:table-cell>
          <table:table-cell office:value-type="float" office:value="-15.984853744506836">
            <text:p>-15.984853744506836</text:p>
          </table:table-cell>
          <table:table-cell office:value-type="float" office:value="-15.831220626831055">
            <text:p>-15.831220626831055</text:p>
          </table:table-cell>
          <table:table-cell office:value-type="float" office:value="14.920636177062988">
            <text:p>14.920636177062988</text:p>
          </table:table-cell>
          <table:table-cell office:value-type="float" office:value="17.678499221801758">
            <text:p>17.678499221801758</text:p>
          </table:table-cell>
        </table:table-row>
        <table:table-row>
          <table:table-cell office:value-type="float" office:value="-12.831546783447266">
            <text:p>-12.831546783447266</text:p>
          </table:table-cell>
          <table:table-cell office:value-type="float" office:value="-4.466066837310791">
            <text:p>-4.466066837310791</text:p>
          </table:table-cell>
          <table:table-cell office:value-type="float" office:value="-13.822649955749512">
            <text:p>-13.822649955749512</text:p>
          </table:table-cell>
          <table:table-cell office:value-type="float" office:value="13.030266761779785">
            <text:p>13.030266761779785</text:p>
          </table:table-cell>
          <table:table-cell office:value-type="float" office:value="-16.047609329223633">
            <text:p>-16.047609329223633</text:p>
          </table:table-cell>
        </table:table-row>
        <table:table-row>
          <table:table-cell office:value-type="float" office:value="-4.687596321105957">
            <text:p>-4.687596321105957</text:p>
          </table:table-cell>
          <table:table-cell office:value-type="float" office:value="-14.386602401733398">
            <text:p>-14.386602401733398</text:p>
          </table:table-cell>
          <table:table-cell office:value-type="float" office:value="-1.5108751058578491">
            <text:p>-1.5108751058578491</text:p>
          </table:table-cell>
          <table:table-cell office:value-type="float" office:value="3.7337019443511963">
            <text:p>3.7337019443511963</text:p>
          </table:table-cell>
          <table:table-cell office:value-type="float" office:value="14.150705337524414">
            <text:p>14.150705337524414</text:p>
          </table:table-cell>
        </table:table-row>
        <table:table-row>
          <table:table-cell office:value-type="float" office:value="7.928040504455566">
            <text:p>7.928040504455566</text:p>
          </table:table-cell>
          <table:table-cell office:value-type="float" office:value="-0.7390753030776978">
            <text:p>-0.7390753030776978</text:p>
          </table:table-cell>
          <table:table-cell office:value-type="float" office:value="3.9664714336395264">
            <text:p>3.9664714336395264</text:p>
          </table:table-cell>
          <table:table-cell office:value-type="float" office:value="8.49528694152832">
            <text:p>8.49528694152832</text:p>
          </table:table-cell>
          <table:table-cell office:value-type="float" office:value="14.08874797821045">
            <text:p>14.08874797821045</text:p>
          </table:table-cell>
        </table:table-row>
        <table:table-row>
          <table:table-cell office:value-type="float" office:value="10.288717269897461">
            <text:p>10.288717269897461</text:p>
          </table:table-cell>
          <table:table-cell office:value-type="float" office:value="-14.15945816040039">
            <text:p>-14.15945816040039</text:p>
          </table:table-cell>
          <table:table-cell office:value-type="float" office:value="5.510417461395264">
            <text:p>5.510417461395264</text:p>
          </table:table-cell>
          <table:table-cell office:value-type="float" office:value="14.239092826843262">
            <text:p>14.239092826843262</text:p>
          </table:table-cell>
          <table:table-cell office:value-type="float" office:value="16.873506546020508">
            <text:p>16.873506546020508</text:p>
          </table:table-cell>
        </table:table-row>
        <table:table-row>
          <table:table-cell office:value-type="float" office:value="-12.794952392578125">
            <text:p>-12.794952392578125</text:p>
          </table:table-cell>
          <table:table-cell office:value-type="float" office:value="-16.54323959350586">
            <text:p>-16.54323959350586</text:p>
          </table:table-cell>
          <table:table-cell office:value-type="float" office:value="-13.137428283691406">
            <text:p>-13.137428283691406</text:p>
          </table:table-cell>
          <table:table-cell office:value-type="float" office:value="14.925372123718262">
            <text:p>14.925372123718262</text:p>
          </table:table-cell>
          <table:table-cell office:value-type="float" office:value="10.679944038391113">
            <text:p>10.679944038391113</text:p>
          </table:table-cell>
        </table:table-row>
        <table:table-row>
          <table:table-cell office:value-type="float" office:value="-12.289266586303711">
            <text:p>-12.289266586303711</text:p>
          </table:table-cell>
          <table:table-cell office:value-type="float" office:value="-15.706511497497559">
            <text:p>-15.706511497497559</text:p>
          </table:table-cell>
          <table:table-cell office:value-type="float" office:value="-14.070503234863281">
            <text:p>-14.070503234863281</text:p>
          </table:table-cell>
          <table:table-cell office:value-type="float" office:value="14.557876586914062">
            <text:p>14.557876586914062</text:p>
          </table:table-cell>
          <table:table-cell office:value-type="float" office:value="9.6370849609375">
            <text:p>9.6370849609375</text:p>
          </table:table-cell>
        </table:table-row>
        <table:table-row>
          <table:table-cell office:value-type="float" office:value="-13.751476287841797">
            <text:p>-13.751476287841797</text:p>
          </table:table-cell>
          <table:table-cell office:value-type="float" office:value="-12.164703369140625">
            <text:p>-12.164703369140625</text:p>
          </table:table-cell>
          <table:table-cell office:value-type="float" office:value="-12.80483341217041">
            <text:p>-12.80483341217041</text:p>
          </table:table-cell>
          <table:table-cell office:value-type="float" office:value="9.297320365905762">
            <text:p>9.297320365905762</text:p>
          </table:table-cell>
          <table:table-cell office:value-type="float" office:value="14.011458396911621">
            <text:p>14.011458396911621</text:p>
          </table:table-cell>
        </table:table-row>
        <table:table-row>
          <table:table-cell office:value-type="float" office:value="-12.900845527648926">
            <text:p>-12.900845527648926</text:p>
          </table:table-cell>
          <table:table-cell office:value-type="float" office:value="-15.72979736328125">
            <text:p>-15.72979736328125</text:p>
          </table:table-cell>
          <table:table-cell office:value-type="float" office:value="-8.179512977600098">
            <text:p>-8.179512977600098</text:p>
          </table:table-cell>
          <table:table-cell office:value-type="float" office:value="-6.585500717163086">
            <text:p>-6.585500717163086</text:p>
          </table:table-cell>
          <table:table-cell office:value-type="float" office:value="7.0720953941345215">
            <text:p>7.0720953941345215</text:p>
          </table:table-cell>
        </table:table-row>
        <table:table-row>
          <table:table-cell office:value-type="float" office:value="3.3902671337127686">
            <text:p>3.3902671337127686</text:p>
          </table:table-cell>
          <table:table-cell office:value-type="float" office:value="6.209777355194092">
            <text:p>6.209777355194092</text:p>
          </table:table-cell>
          <table:table-cell office:value-type="float" office:value="15.182694435119629">
            <text:p>15.182694435119629</text:p>
          </table:table-cell>
          <table:table-cell office:value-type="float" office:value="3.5592949390411377">
            <text:p>3.5592949390411377</text:p>
          </table:table-cell>
          <table:table-cell office:value-type="float" office:value="17.50489044189453">
            <text:p>17.50489044189453</text:p>
          </table:table-cell>
        </table:table-row>
        <table:table-row>
          <table:table-cell office:value-type="float" office:value="-11.125101089477539">
            <text:p>-11.125101089477539</text:p>
          </table:table-cell>
          <table:table-cell office:value-type="float" office:value="-6.526755332946777">
            <text:p>-6.526755332946777</text:p>
          </table:table-cell>
          <table:table-cell office:value-type="float" office:value="-8.245699882507324">
            <text:p>-8.245699882507324</text:p>
          </table:table-cell>
          <table:table-cell office:value-type="float" office:value="9.157715797424316">
            <text:p>9.157715797424316</text:p>
          </table:table-cell>
          <table:table-cell office:value-type="float" office:value="9.390702247619629">
            <text:p>9.390702247619629</text:p>
          </table:table-cell>
        </table:table-row>
        <table:table-row>
          <table:table-cell office:value-type="float" office:value="10.857651710510254">
            <text:p>10.857651710510254</text:p>
          </table:table-cell>
          <table:table-cell office:value-type="float" office:value="-12.076265335083008">
            <text:p>-12.076265335083008</text:p>
          </table:table-cell>
          <table:table-cell office:value-type="float" office:value="-12.415441513061523">
            <text:p>-12.415441513061523</text:p>
          </table:table-cell>
          <table:table-cell office:value-type="float" office:value="6.980186939239502">
            <text:p>6.980186939239502</text:p>
          </table:table-cell>
          <table:table-cell office:value-type="float" office:value="17.33098030090332">
            <text:p>17.33098030090332</text:p>
          </table:table-cell>
        </table:table-row>
        <table:table-row>
          <table:table-cell office:value-type="float" office:value="-13.956964492797852">
            <text:p>-13.956964492797852</text:p>
          </table:table-cell>
          <table:table-cell office:value-type="float" office:value="-5.29514741897583">
            <text:p>-5.29514741897583</text:p>
          </table:table-cell>
          <table:table-cell office:value-type="float" office:value="-4.94235372543335">
            <text:p>-4.94235372543335</text:p>
          </table:table-cell>
          <table:table-cell office:value-type="float" office:value="-10.165911674499512">
            <text:p>-10.165911674499512</text:p>
          </table:table-cell>
          <table:table-cell office:value-type="float" office:value="-12.826791763305664">
            <text:p>-12.826791763305664</text:p>
          </table:table-cell>
        </table:table-row>
        <table:table-row>
          <table:table-cell office:value-type="float" office:value="-12.844931602478027">
            <text:p>-12.844931602478027</text:p>
          </table:table-cell>
          <table:table-cell office:value-type="float" office:value="-13.324711799621582">
            <text:p>-13.324711799621582</text:p>
          </table:table-cell>
          <table:table-cell office:value-type="float" office:value="-11.07800006866455">
            <text:p>-11.07800006866455</text:p>
          </table:table-cell>
          <table:table-cell office:value-type="float" office:value="7.283633708953857">
            <text:p>7.283633708953857</text:p>
          </table:table-cell>
          <table:table-cell office:value-type="float" office:value="-2.0450527667999268">
            <text:p>-2.0450527667999268</text:p>
          </table:table-cell>
        </table:table-row>
        <table:table-row>
          <table:table-cell office:value-type="float" office:value="-12.807534217834473">
            <text:p>-12.807534217834473</text:p>
          </table:table-cell>
          <table:table-cell office:value-type="float" office:value="-15.162993431091309">
            <text:p>-15.162993431091309</text:p>
          </table:table-cell>
          <table:table-cell office:value-type="float" office:value="-15.743352890014648">
            <text:p>-15.743352890014648</text:p>
          </table:table-cell>
          <table:table-cell office:value-type="float" office:value="11.301305770874023">
            <text:p>11.301305770874023</text:p>
          </table:table-cell>
          <table:table-cell office:value-type="float" office:value="-5.801612377166748">
            <text:p>-5.801612377166748</text:p>
          </table:table-cell>
        </table:table-row>
        <table:table-row>
          <table:table-cell office:value-type="float" office:value="13.721698760986328">
            <text:p>13.721698760986328</text:p>
          </table:table-cell>
          <table:table-cell office:value-type="float" office:value="-5.18159294128418">
            <text:p>-5.18159294128418</text:p>
          </table:table-cell>
          <table:table-cell office:value-type="float" office:value="10.598434448242188">
            <text:p>10.598434448242188</text:p>
          </table:table-cell>
          <table:table-cell office:value-type="float" office:value="13.665027618408203">
            <text:p>13.665027618408203</text:p>
          </table:table-cell>
          <table:table-cell office:value-type="float" office:value="17.67630386352539">
            <text:p>17.67630386352539</text:p>
          </table:table-cell>
        </table:table-row>
        <table:table-row>
          <table:table-cell office:value-type="float" office:value="5.950155258178711">
            <text:p>5.950155258178711</text:p>
          </table:table-cell>
          <table:table-cell office:value-type="float" office:value="5.0749077796936035">
            <text:p>5.0749077796936035</text:p>
          </table:table-cell>
          <table:table-cell office:value-type="float" office:value="14.234551429748535">
            <text:p>14.234551429748535</text:p>
          </table:table-cell>
          <table:table-cell office:value-type="float" office:value="4.727731227874756">
            <text:p>4.727731227874756</text:p>
          </table:table-cell>
          <table:table-cell office:value-type="float" office:value="-9.627145767211914">
            <text:p>-9.627145767211914</text:p>
          </table:table-cell>
        </table:table-row>
        <table:table-row>
          <table:table-cell office:value-type="float" office:value="14.71449089050293">
            <text:p>14.71449089050293</text:p>
          </table:table-cell>
          <table:table-cell office:value-type="float" office:value="-11.267180442810059">
            <text:p>-11.267180442810059</text:p>
          </table:table-cell>
          <table:table-cell office:value-type="float" office:value="15.976855278015137">
            <text:p>15.976855278015137</text:p>
          </table:table-cell>
          <table:table-cell office:value-type="float" office:value="14.44558048248291">
            <text:p>14.44558048248291</text:p>
          </table:table-cell>
          <table:table-cell office:value-type="float" office:value="17.93848419189453">
            <text:p>17.93848419189453</text:p>
          </table:table-cell>
        </table:table-row>
        <table:table-row>
          <table:table-cell office:value-type="float" office:value="8.272918701171875">
            <text:p>8.272918701171875</text:p>
          </table:table-cell>
          <table:table-cell office:value-type="float" office:value="-3.6002357006073">
            <text:p>-3.6002357006073</text:p>
          </table:table-cell>
          <table:table-cell office:value-type="float" office:value="12.73289680480957">
            <text:p>12.73289680480957</text:p>
          </table:table-cell>
          <table:table-cell office:value-type="float" office:value="-0.7850388288497925">
            <text:p>-0.7850388288497925</text:p>
          </table:table-cell>
          <table:table-cell office:value-type="float" office:value="14.339580535888672">
            <text:p>14.339580535888672</text:p>
          </table:table-cell>
        </table:table-row>
        <table:table-row>
          <table:table-cell office:value-type="float" office:value="0.9826918840408325">
            <text:p>0.9826918840408325</text:p>
          </table:table-cell>
          <table:table-cell office:value-type="float" office:value="-12.749382972717285">
            <text:p>-12.749382972717285</text:p>
          </table:table-cell>
          <table:table-cell office:value-type="float" office:value="5.197659492492676">
            <text:p>5.197659492492676</text:p>
          </table:table-cell>
          <table:table-cell office:value-type="float" office:value="-7.524191856384277">
            <text:p>-7.524191856384277</text:p>
          </table:table-cell>
          <table:table-cell office:value-type="float" office:value="9.960798263549805">
            <text:p>9.960798263549805</text:p>
          </table:table-cell>
        </table:table-row>
        <table:table-row>
          <table:table-cell office:value-type="float" office:value="-8.724058151245117">
            <text:p>-8.724058151245117</text:p>
          </table:table-cell>
          <table:table-cell office:value-type="float" office:value="-13.007646560668945">
            <text:p>-13.007646560668945</text:p>
          </table:table-cell>
          <table:table-cell office:value-type="float" office:value="-12.104230880737305">
            <text:p>-12.104230880737305</text:p>
          </table:table-cell>
          <table:table-cell office:value-type="float" office:value="0.8501126766204834">
            <text:p>0.8501126766204834</text:p>
          </table:table-cell>
          <table:table-cell office:value-type="float" office:value="1.1872121095657349">
            <text:p>1.1872121095657349</text:p>
          </table:table-cell>
        </table:table-row>
        <table:table-row>
          <table:table-cell office:value-type="float" office:value="3.9355177879333496">
            <text:p>3.9355177879333496</text:p>
          </table:table-cell>
          <table:table-cell office:value-type="float" office:value="-16.850736618041992">
            <text:p>-16.850736618041992</text:p>
          </table:table-cell>
          <table:table-cell office:value-type="float" office:value="-14.121536254882812">
            <text:p>-14.121536254882812</text:p>
          </table:table-cell>
          <table:table-cell office:value-type="float" office:value="14.892069816589355">
            <text:p>14.892069816589355</text:p>
          </table:table-cell>
          <table:table-cell office:value-type="float" office:value="18.911251068115234">
            <text:p>18.911251068115234</text:p>
          </table:table-cell>
        </table:table-row>
        <table:table-row>
          <table:table-cell office:value-type="float" office:value="-10.769698143005371">
            <text:p>-10.769698143005371</text:p>
          </table:table-cell>
          <table:table-cell office:value-type="float" office:value="-13.540541648864746">
            <text:p>-13.540541648864746</text:p>
          </table:table-cell>
          <table:table-cell office:value-type="float" office:value="-14.261669158935547">
            <text:p>-14.261669158935547</text:p>
          </table:table-cell>
          <table:table-cell office:value-type="float" office:value="4.421488285064697">
            <text:p>4.421488285064697</text:p>
          </table:table-cell>
          <table:table-cell office:value-type="float" office:value="3.390949249267578">
            <text:p>3.390949249267578</text:p>
          </table:table-cell>
        </table:table-row>
        <table:table-row>
          <table:table-cell office:value-type="float" office:value="-4.7919793128967285">
            <text:p>-4.7919793128967285</text:p>
          </table:table-cell>
          <table:table-cell office:value-type="float" office:value="-16.69758415222168">
            <text:p>-16.69758415222168</text:p>
          </table:table-cell>
          <table:table-cell office:value-type="float" office:value="-4.196462631225586">
            <text:p>-4.196462631225586</text:p>
          </table:table-cell>
          <table:table-cell office:value-type="float" office:value="13.052502632141113">
            <text:p>13.052502632141113</text:p>
          </table:table-cell>
          <table:table-cell office:value-type="float" office:value="17.328712463378906">
            <text:p>17.328712463378906</text:p>
          </table:table-cell>
        </table:table-row>
        <table:table-row>
          <table:table-cell office:value-type="float" office:value="-13.595088005065918">
            <text:p>-13.595088005065918</text:p>
          </table:table-cell>
          <table:table-cell office:value-type="float" office:value="-15.861502647399902">
            <text:p>-15.861502647399902</text:p>
          </table:table-cell>
          <table:table-cell office:value-type="float" office:value="-15.14721393585205">
            <text:p>-15.14721393585205</text:p>
          </table:table-cell>
          <table:table-cell office:value-type="float" office:value="8.304484367370605">
            <text:p>8.304484367370605</text:p>
          </table:table-cell>
          <table:table-cell office:value-type="float" office:value="15.98952865600586">
            <text:p>15.989528656005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